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1.3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054cm"/>
    </style:style>
    <style:style style:name="gr4" style:family="graphic" style:parent-style-name="standard">
      <style:graphic-properties draw:stroke="none" svg:stroke-color="#000000" draw:fill="none" draw:fill-color="#ffffff" fo:min-height="0.4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1.8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2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style:style style:name="P5" style:family="paragraph"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style:style style:name="P6" style:family="paragraph">
      <style:paragraph-properties fo:text-align="center"/>
      <style:text-properties fo:font-family="'CMU Serif'" style:font-style-name="Roman" style:font-family-generic="modern" style:font-pitch="variable" fo:font-weight="normal"/>
    </style:style>
    <style:style style:name="T1" style:family="text">
      <style:text-properties fo:font-family="'CMU Serif'" style:font-style-name="Roman" style:font-family-generic="modern" style:font-pitch="variable" fo:font-size="12pt" fo:font-weight="normal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16cm" svg:height="3.617cm" svg:x="0.204cm" svg:y="3.883cm">
          <text:p text:style-name="P1"><text:span text:style-name="T1">int v1;</text:span></text:p>
          <text:p text:style-name="P1"><text:span text:style-name="T1">int v2;</text:span></text:p>
          <text:p text:style-name="P1"><text:span text:style-name="T1">char res[4];</text:span></text:p>
          <text:p text:style-name="P1"><text:span text:style-name="T1"/></text:p>
          <text:p text:style-name="P1"><text:span text:style-name="T1">v1 = rand();</text:span></text:p>
          <text:p text:style-name="P1"><text:span text:style-name="T1">v2 = sin(v1);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116cm" svg:height="0.468cm" svg:x="0.204cm" svg:y="3.415cm">
          <text:p text:style-name="P3"><text:span text:style-name="T1">void code(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8cm" svg:x="5.139cm" svg:y="3.602cm">
          <text:p text:style-name="P3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7cm" svg:x="5.139cm" svg:y="3.135cm">
          <text:p text:style-name="P3"><text:span text:style-name="T1">res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58cm" svg:height="0.468cm" svg:x="5.139cm" svg:y="2.667cm">
          <text:p text:style-name="P3"><text:span text:style-name="T1">res[1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8cm" svg:x="5.139cm" svg:y="2.199cm">
          <text:p text:style-name="P3"><text:span text:style-name="T1">res[2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7cm" svg:x="5.139cm" svg:y="1.732cm">
          <text:p text:style-name="P3"><text:span text:style-name="T1">res[3]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898cm" svg:height="0.755cm" svg:x="4.982cm" svg:y="0.118cm">
          <draw:text-box>
            <text:p><text:span text:style-name="T1">Pilha 1</text:span></text:p>
          </draw:text-box>
        </draw:frame>
        <draw:frame draw:style-name="gr3" draw:text-style-name="P4" draw:layer="layout" svg:width="2.554cm" svg:height="1.259cm" svg:x="0.4cm" svg:y="7.437cm">
          <draw:text-box>
            <text:p text:style-name="P3"><text:span text:style-name="T1">Memória</text:span><text:span text:style-name="T1"><text:line-break/></text:span><text:span text:style-name="T1">não volátil</text:span></text:p>
          </draw:text-box>
        </draw:frame>
        <draw:custom-shape draw:style-name="gr1" draw:text-style-name="P4" draw:layer="layout" svg:width="1.558cm" svg:height="0.468cm" svg:x="5.139cm" svg:y="4.07cm">
          <text:p text:style-name="P3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936cm" svg:x="5.139cm" svg:y="0.796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16cm" svg:height="0.755cm" svg:x="0.204cm" svg:y="2.714cm">
          <draw:text-box>
            <text:p text:style-name="P3"><text:span text:style-name="T1">Programa</text:span></text:p>
          </draw:text-box>
        </draw:frame>
        <draw:custom-shape draw:style-name="gr1" draw:text-style-name="P4" draw:layer="layout" svg:width="1.558cm" svg:height="0.468cm" svg:x="5.139cm" svg:y="8.841cm">
          <text:p text:style-name="P3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7cm" svg:x="5.139cm" svg:y="8.374cm">
          <text:p text:style-name="P3"><text:span text:style-name="T1">res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58cm" svg:height="0.468cm" svg:x="5.139cm" svg:y="7.906cm">
          <text:p text:style-name="P3"><text:span text:style-name="T1">res[1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8cm" svg:x="5.139cm" svg:y="7.438cm">
          <text:p text:style-name="P3"><text:span text:style-name="T1">res[2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467cm" svg:x="5.139cm" svg:y="6.971cm">
          <text:p text:style-name="P3"><text:span text:style-name="T1">res[3]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98cm" svg:height="0.755cm" svg:x="4.982cm" svg:y="5.357cm">
          <draw:text-box>
            <text:p text:style-name="P3"><text:span text:style-name="T1">Pilha 2</text:span></text:p>
          </draw:text-box>
        </draw:frame>
        <draw:frame draw:style-name="gr5" draw:text-style-name="P4" draw:layer="layout" svg:width="2.219cm" svg:height="1.259cm" svg:x="4.823cm" svg:y="9.87cm">
          <draw:text-box>
            <text:p text:style-name="P3"><text:span text:style-name="T1">Memória</text:span><text:span text:style-name="T1"><text:line-break/></text:span><text:span text:style-name="T1">volátil</text:span></text:p>
          </draw:text-box>
        </draw:frame>
        <draw:custom-shape draw:style-name="gr1" draw:text-style-name="P4" draw:layer="layout" svg:width="1.558cm" svg:height="0.468cm" svg:x="5.139cm" svg:y="9.309cm">
          <text:p text:style-name="P3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58cm" svg:height="0.936cm" svg:x="5.139cm" svg:y="6.035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95cm" svg:height="0.755cm" svg:x="7.475cm" svg:y="2.113cm">
          <draw:text-box>
            <text:p text:style-name="P3"><text:span text:style-name="T1">Processo1</text:span></text:p>
          </draw:text-box>
        </draw:frame>
        <draw:frame draw:style-name="gr7" draw:text-style-name="P4" draw:layer="layout" svg:width="2.729cm" svg:height="0.755cm" svg:x="7.475cm" svg:y="7.25cm">
          <draw:text-box>
            <text:p text:style-name="P3"><text:span text:style-name="T1">Processo 2</text:span></text:p>
          </draw:text-box>
        </draw:frame>
        <draw:custom-shape draw:style-name="gr8" draw:text-style-name="P6" draw:layer="layout" svg:width="0.519cm" svg:height="4.677cm" svg:x="6.956cm" svg:y="5.2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0.519cm" svg:height="4.677cm" svg:x="6.956cm" svg:y="0.1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6" draw:layer="layout" svg:x1="3.32cm" svg:y1="5.287cm" svg:x2="4.878cm" svg:y2="2.574cm">
          <text:p/>
        </draw:line>
        <draw:line draw:style-name="gr9" draw:text-style-name="P6" draw:layer="layout" svg:x1="3.32cm" svg:y1="5.286cm" svg:x2="4.878cm" svg:y2="8.1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48S</meta:editing-duration>
    <meta:editing-cycles>10</meta:editing-cycles>
    <meta:generator>LibreOffice/4.0.4.2$Windows_x86 LibreOffice_project/9e9821abd0ffdbc09cd8c52eaa574fa09eb08f2</meta:generator>
    <dc:date>2013-09-07T20:19:06.90</dc:date>
    <meta:document-statistic meta:object-count="27"/>
  </office:meta>
</office:document-meta>
</file>